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Experimental rate of convergence for sums of the continuous case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 terms</text:p>
          </table:table-cell>
          <table:table-cell office:value-type="string" calcext:value-type="string">
            <text:p>Logarithms of errors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_err:</text:p>
          </table:table-cell>
          <table:table-cell office:value-type="float" office:value="-7.90753542218" calcext:value-type="float">
            <text:p>-7.9075354222</text:p>
          </table:table-cell>
          <table:table-cell office:value-type="string" calcext:value-type="string">
            <text:p>un_abs_err:</text:p>
          </table:table-cell>
          <table:table-cell office:value-type="float" office:value="-6.27706346835" calcext:value-type="float">
            <text:p>-6.2770634684</text:p>
          </table:table-cell>
          <table:table-cell office:value-type="string" calcext:value-type="string">
            <text:p>an_err:</text:p>
          </table:table-cell>
          <table:table-cell office:value-type="float" office:value="-5.92337198373" calcext:value-type="float">
            <text:p>-5.9233719837</text:p>
          </table:table-cell>
          <table:table-cell office:value-type="string" calcext:value-type="string">
            <text:p>an_abs_err:</text:p>
          </table:table-cell>
          <table:table-cell office:value-type="float" office:value="-4.00851302884" calcext:value-type="float">
            <text:p>-4.008513028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_err:</text:p>
          </table:table-cell>
          <table:table-cell office:value-type="float" office:value="-18.8464048927" calcext:value-type="float">
            <text:p>-18.8464048927</text:p>
          </table:table-cell>
          <table:table-cell office:value-type="string" calcext:value-type="string">
            <text:p>un_abs_err:</text:p>
          </table:table-cell>
          <table:table-cell office:value-type="float" office:value="-15.0260173014" calcext:value-type="float">
            <text:p>-15.0260173014</text:p>
          </table:table-cell>
          <table:table-cell office:value-type="string" calcext:value-type="string">
            <text:p>an_err:</text:p>
          </table:table-cell>
          <table:table-cell office:value-type="float" office:value="-12.5441360193" calcext:value-type="float">
            <text:p>-12.5441360193</text:p>
          </table:table-cell>
          <table:table-cell office:value-type="string" calcext:value-type="string">
            <text:p>an_abs_err:</text:p>
          </table:table-cell>
          <table:table-cell office:value-type="float" office:value="-8.34580986673" calcext:value-type="float">
            <text:p>-8.345809866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un_err:</text:p>
          </table:table-cell>
          <table:table-cell office:value-type="float" office:value="-30.3309086441" calcext:value-type="float">
            <text:p>-30.3309086441</text:p>
          </table:table-cell>
          <table:table-cell office:value-type="string" calcext:value-type="string">
            <text:p>un_abs_err:</text:p>
          </table:table-cell>
          <table:table-cell office:value-type="float" office:value="-24.2113606939" calcext:value-type="float">
            <text:p>-24.2113606939</text:p>
          </table:table-cell>
          <table:table-cell office:value-type="string" calcext:value-type="string">
            <text:p>an_err:</text:p>
          </table:table-cell>
          <table:table-cell office:value-type="float" office:value="-19.4360720065" calcext:value-type="float">
            <text:p>-19.4360720065</text:p>
          </table:table-cell>
          <table:table-cell office:value-type="string" calcext:value-type="string">
            <text:p>an_abs_err:</text:p>
          </table:table-cell>
          <table:table-cell office:value-type="float" office:value="-12.933972717" calcext:value-type="float">
            <text:p>-12.93397271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un_err:</text:p>
          </table:table-cell>
          <table:table-cell office:value-type="float" office:value="-41.8413624853" calcext:value-type="float">
            <text:p>-41.8413624853</text:p>
          </table:table-cell>
          <table:table-cell office:value-type="string" calcext:value-type="string">
            <text:p>un_abs_err:</text:p>
          </table:table-cell>
          <table:table-cell office:value-type="float" office:value="-33.4194556688" calcext:value-type="float">
            <text:p>-33.4194556688</text:p>
          </table:table-cell>
          <table:table-cell office:value-type="string" calcext:value-type="string">
            <text:p>an_err:</text:p>
          </table:table-cell>
          <table:table-cell office:value-type="float" office:value="-26.3424128058" calcext:value-type="float">
            <text:p>-26.3424128058</text:p>
          </table:table-cell>
          <table:table-cell office:value-type="string" calcext:value-type="string">
            <text:p>an_abs_err:</text:p>
          </table:table-cell>
          <table:table-cell office:value-type="float" office:value="-17.5375571759" calcext:value-type="float">
            <text:p>-17.53755717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ABS([.C4]-[.C3])/LN(10)" office:value-type="float" office:value="4.75069064930678" calcext:value-type="float">
            <text:p>4.7506906493</text:p>
          </table:table-cell>
          <table:table-cell/>
          <table:table-cell table:formula="of:=ABS([.E4]-[.E3])/LN(10)" office:value-type="float" office:value="3.79962237211992" calcext:value-type="float">
            <text:p>3.7996223721</text:p>
          </table:table-cell>
          <table:table-cell/>
          <table:table-cell table:formula="of:=ABS([.G4]-[.G3])/LN(10)" office:value-type="float" office:value="2.87536128663156" calcext:value-type="float">
            <text:p>2.8753612866</text:p>
          </table:table-cell>
          <table:table-cell/>
          <table:table-cell table:formula="of:=ABS([.I4]-[.I3])/LN(10)" office:value-type="float" office:value="1.88366408307205" calcext:value-type="float">
            <text:p>1.883664083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ABS([.C5]-[.C4])/LN(10)" office:value-type="float" office:value="4.98765660663021" calcext:value-type="float">
            <text:p>4.9876566066</text:p>
          </table:table-cell>
          <table:table-cell/>
          <table:table-cell table:formula="of:=ABS([.E5]-[.E4])/LN(10)" office:value-type="float" office:value="3.98914394974925" calcext:value-type="float">
            <text:p>3.9891439497</text:p>
          </table:table-cell>
          <table:table-cell/>
          <table:table-cell table:formula="of:=ABS([.G5]-[.G4])/LN(10)" office:value-type="float" office:value="2.9931297688714" calcext:value-type="float">
            <text:p>2.9931297689</text:p>
          </table:table-cell>
          <table:table-cell/>
          <table:table-cell table:formula="of:=ABS([.I5]-[.I4])/LN(10)" office:value-type="float" office:value="1.99261380794576" calcext:value-type="float">
            <text:p>1.9926138079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table:formula="of:=ABS([.C6]-[.C5])/LN(10)" office:value-type="float" office:value="4.99892658743525" calcext:value-type="float">
            <text:p>4.9989265874</text:p>
          </table:table-cell>
          <table:table-cell/>
          <table:table-cell table:formula="of:=ABS([.E6]-[.E5])/LN(10)" office:value-type="float" office:value="3.99902483644013" calcext:value-type="float">
            <text:p>3.9990248364</text:p>
          </table:table-cell>
          <table:table-cell/>
          <table:table-cell table:formula="of:=ABS([.G6]-[.G5])/LN(10)" office:value-type="float" office:value="2.99938569927928" calcext:value-type="float">
            <text:p>2.9993856993</text:p>
          </table:table-cell>
          <table:table-cell/>
          <table:table-cell table:formula="of:=ABS([.I6]-[.I5])/LN(10)" office:value-type="float" office:value="1.99931132747584" calcext:value-type="float">
            <text:p>1.999311327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g errors for x = 1/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i’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.00851302884149" calcext:value-type="float">
            <text:p>-4.0085130288</text:p>
          </table:table-cell>
          <table:table-cell office:value-type="float" office:value="-6.48936113315129" calcext:value-type="float">
            <text:p>-6.4893611332</text:p>
          </table:table-cell>
          <table:table-cell office:value-type="float" office:value="-8.69324278797762" calcext:value-type="float">
            <text:p>-8.693242788</text:p>
          </table:table-cell>
          <table:table-cell office:value-type="float" office:value="-6.5263717973089" calcext:value-type="float">
            <text:p>-6.5263717973</text:p>
          </table:table-cell>
          <table:table-cell office:value-type="float" office:value="-5.93535519018117" calcext:value-type="float">
            <text:p>-5.9353551902</text:p>
          </table:table-cell>
          <table:table-cell office:value-type="float" office:value="-6.55354517212582" calcext:value-type="float">
            <text:p>-6.5535451721</text:p>
          </table:table-cell>
          <table:table-cell office:value-type="float" office:value="-8.24433694728999" calcext:value-type="float">
            <text:p>-8.2443369473</text:p>
          </table:table-cell>
          <table:table-cell office:value-type="float" office:value="-6.75686591950323" calcext:value-type="float">
            <text:p>-6.7568659195</text:p>
          </table:table-cell>
          <table:table-cell office:value-type="float" office:value="-6.42729130228288" calcext:value-type="float">
            <text:p>-6.42729130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.34580986673082" calcext:value-type="float">
            <text:p>-8.3458098667</text:p>
          </table:table-cell>
          <table:table-cell office:value-type="float" office:value="-12.5568198514402" calcext:value-type="float">
            <text:p>-12.5568198514</text:p>
          </table:table-cell>
          <table:table-cell office:value-type="float" office:value="-17.3446816183606" calcext:value-type="float">
            <text:p>-17.3446816184</text:p>
          </table:table-cell>
          <table:table-cell office:value-type="float" office:value="-12.8052294731776" calcext:value-type="float">
            <text:p>-12.8052294732</text:p>
          </table:table-cell>
          <table:table-cell office:value-type="float" office:value="-12.5454681375158" calcext:value-type="float">
            <text:p>-12.5454681375</text:p>
          </table:table-cell>
          <table:table-cell office:value-type="float" office:value="-12.8527597985642" calcext:value-type="float">
            <text:p>-12.8527597986</text:p>
          </table:table-cell>
          <table:table-cell office:value-type="float" office:value="-13.4819935743502" calcext:value-type="float">
            <text:p>-13.4819935744</text:p>
          </table:table-cell>
          <table:table-cell office:value-type="float" office:value="-13.7729932184802" calcext:value-type="float">
            <text:p>-13.7729932185</text:p>
          </table:table-cell>
          <table:table-cell office:value-type="float" office:value="-12.9322186744209" calcext:value-type="float">
            <text:p>-12.93221867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2.9339727169535" calcext:value-type="float">
            <text:p>-12.933972717</text:p>
          </table:table-cell>
          <table:table-cell office:value-type="float" office:value="-19.4373241452561" calcext:value-type="float">
            <text:p>-19.4373241453</text:p>
          </table:table-cell>
          <table:table-cell office:value-type="float" office:value="-26.5272587349397" calcext:value-type="float">
            <text:p>-26.5272587349</text:p>
          </table:table-cell>
          <table:table-cell office:value-type="float" office:value="-19.4362867290683" calcext:value-type="float">
            <text:p>-19.4362867291</text:p>
          </table:table-cell>
          <table:table-cell office:value-type="float" office:value="-19.4362041249061" calcext:value-type="float">
            <text:p>-19.4362041249</text:p>
          </table:table-cell>
          <table:table-cell office:value-type="float" office:value="-19.7476430523005" calcext:value-type="float">
            <text:p>-19.7476430523</text:p>
          </table:table-cell>
          <table:table-cell office:value-type="float" office:value="-19.6114437426281" calcext:value-type="float">
            <text:p>-19.6114437426</text:p>
          </table:table-cell>
          <table:table-cell office:value-type="float" office:value="-19.6880752556606" calcext:value-type="float">
            <text:p>-19.6880752557</text:p>
          </table:table-cell>
          <table:table-cell office:value-type="float" office:value="-19.8166989129148" calcext:value-type="float">
            <text:p>-19.81669891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17.5375571759166" calcext:value-type="float">
            <text:p>-17.5375571759</text:p>
          </table:table-cell>
          <table:table-cell office:value-type="float" office:value="-26.3425378274265" calcext:value-type="float">
            <text:p>-26.3425378274</text:p>
          </table:table-cell>
          <table:table-cell office:value-type="float" office:value="-35.7351837345762" calcext:value-type="float">
            <text:p>-35.7351837346</text:p>
          </table:table-cell>
          <table:table-cell office:value-type="float" office:value="-26.342434254996" calcext:value-type="float">
            <text:p>-26.342434255</text:p>
          </table:table-cell>
          <table:table-cell office:value-type="float" office:value="-26.3424260039266" calcext:value-type="float">
            <text:p>-26.3424260039</text:p>
          </table:table-cell>
          <table:table-cell office:value-type="float" office:value="-26.6542846764985" calcext:value-type="float">
            <text:p>-26.6542846765</text:p>
          </table:table-cell>
          <table:table-cell office:value-type="float" office:value="-27.0221605931009" calcext:value-type="float">
            <text:p>-27.0221605931</text:p>
          </table:table-cell>
          <table:table-cell office:value-type="float" office:value="-26.3424177520956" calcext:value-type="float">
            <text:p>-26.3424177521</text:p>
          </table:table-cell>
          <table:table-cell office:value-type="float" office:value="-26.7223370329374" calcext:value-type="float">
            <text:p>-26.7223370329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BS([.B15]-[.B14])/LN(10)" office:value-type="float" office:value="1.88366408307176" calcext:value-type="float">
            <text:p>1.8836640831</text:p>
          </table:table-cell>
          <table:table-cell table:formula="of:=ABS([.C15]-[.C14])/LN(10)" office:value-type="float" office:value="2.63506384052866" calcext:value-type="float">
            <text:p>2.6350638405</text:p>
          </table:table-cell>
          <table:table-cell table:formula="of:=ABS([.D15]-[.D14])/LN(10)" office:value-type="float" office:value="3.75727214455884" calcext:value-type="float">
            <text:p>3.7572721446</text:p>
          </table:table-cell>
          <table:table-cell table:formula="of:=ABS([.E15]-[.E14])/LN(10)" office:value-type="float" office:value="2.72687324128566" calcext:value-type="float">
            <text:p>2.7268732413</text:p>
          </table:table-cell>
          <table:table-cell table:formula="of:=ABS([.F15]-[.F14])/LN(10)" office:value-type="float" office:value="2.87073557778465" calcext:value-type="float">
            <text:p>2.8707355778</text:p>
          </table:table-cell>
          <table:table-cell table:formula="of:=ABS([.G15]-[.G14])/LN(10)" office:value-type="float" office:value="2.73571415258642" calcext:value-type="float">
            <text:p>2.7357141526</text:p>
          </table:table-cell>
          <table:table-cell table:formula="of:=ABS([.H15]-[.H14])/LN(10)" office:value-type="float" office:value="2.27468537123624" calcext:value-type="float">
            <text:p>2.2746853712</text:p>
          </table:table-cell>
          <table:table-cell table:formula="of:=ABS([.I15]-[.I14])/LN(10)" office:value-type="float" office:value="3.04706537027648" calcext:value-type="float">
            <text:p>3.0470653703</text:p>
          </table:table-cell>
          <table:table-cell table:formula="of:=ABS([.J15]-[.J14])/LN(10)" office:value-type="float" office:value="2.82505406290096" calcext:value-type="float">
            <text:p>2.82505406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B16]-[.B15])/LN(10)" office:value-type="float" office:value="1.99261380792521" calcext:value-type="float">
            <text:p>1.9926138079</text:p>
          </table:table-cell>
          <table:table-cell table:formula="of:=ABS([.C16]-[.C15])/LN(10)" office:value-type="float" office:value="2.98816504751588" calcext:value-type="float">
            <text:p>2.9881650475</text:p>
          </table:table-cell>
          <table:table-cell table:formula="of:=ABS([.D16]-[.D15])/LN(10)" office:value-type="float" office:value="3.98794257138137" calcext:value-type="float">
            <text:p>3.9879425714</text:p>
          </table:table-cell>
          <table:table-cell table:formula="of:=ABS([.E16]-[.E15])/LN(10)" office:value-type="float" office:value="2.87983157541785" calcext:value-type="float">
            <text:p>2.8798315754</text:p>
          </table:table-cell>
          <table:table-cell table:formula="of:=ABS([.F16]-[.F15])/LN(10)" office:value-type="float" office:value="2.99260861557577" calcext:value-type="float">
            <text:p>2.9926086156</text:p>
          </table:table-cell>
          <table:table-cell table:formula="of:=ABS([.G16]-[.G15])/LN(10)" office:value-type="float" office:value="2.99440975046482" calcext:value-type="float">
            <text:p>2.9944097505</text:p>
          </table:table-cell>
          <table:table-cell table:formula="of:=ABS([.H16]-[.H15])/LN(10)" office:value-type="float" office:value="2.66198638518406" calcext:value-type="float">
            <text:p>2.6619863852</text:p>
          </table:table-cell>
          <table:table-cell table:formula="of:=ABS([.I16]-[.I15])/LN(10)" office:value-type="float" office:value="2.56888748875249" calcext:value-type="float">
            <text:p>2.5688874888</text:p>
          </table:table-cell>
          <table:table-cell table:formula="of:=ABS([.J16]-[.J15])/LN(10)" office:value-type="float" office:value="2.98989177834987" calcext:value-type="float">
            <text:p>2.98989177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BS([.B17]-[.B16])/LN(10)" office:value-type="float" office:value="1.99931132750323" calcext:value-type="float">
            <text:p>1.9993113275</text:p>
          </table:table-cell>
          <table:table-cell table:formula="of:=ABS([.C17]-[.C16])/LN(10)" office:value-type="float" office:value="2.99889619852942" calcext:value-type="float">
            <text:p>2.9988961985</text:p>
          </table:table-cell>
          <table:table-cell table:formula="of:=ABS([.D17]-[.D16])/LN(10)" office:value-type="float" office:value="3.99895101712114" calcext:value-type="float">
            <text:p>3.9989510171</text:p>
          </table:table-cell>
          <table:table-cell table:formula="of:=ABS([.E17]-[.E16])/LN(10)" office:value-type="float" office:value="2.99930176172021" calcext:value-type="float">
            <text:p>2.9993017617</text:p>
          </table:table-cell>
          <table:table-cell table:formula="of:=ABS([.F17]-[.F16])/LN(10)" office:value-type="float" office:value="2.99933405285811" calcext:value-type="float">
            <text:p>2.9993340529</text:p>
          </table:table-cell>
          <table:table-cell table:formula="of:=ABS([.G17]-[.G16])/LN(10)" office:value-type="float" office:value="2.99951634587251" calcext:value-type="float">
            <text:p>2.9995163459</text:p>
          </table:table-cell>
          <table:table-cell table:formula="of:=ABS([.H17]-[.H16])/LN(10)" office:value-type="float" office:value="3.21843343510778" calcext:value-type="float">
            <text:p>3.2184334351</text:p>
          </table:table-cell>
          <table:table-cell table:formula="of:=ABS([.I17]-[.I16])/LN(10)" office:value-type="float" office:value="2.88994422689599" calcext:value-type="float">
            <text:p>2.8899442269</text:p>
          </table:table-cell>
          <table:table-cell table:formula="of:=ABS([.J17]-[.J16])/LN(10)" office:value-type="float" office:value="2.99908052954656" calcext:value-type="float">
            <text:p>2.99908052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g rate</text:p>
          </table:table-cell>
          <table:table-cell table:formula="of:=AVERAGE([.B19:.B21])" office:value-type="float" office:value="1.95852973950007" calcext:value-type="float">
            <text:p>1.9585297395</text:p>
          </table:table-cell>
          <table:table-cell table:formula="of:=AVERAGE([.C19:.C21])" office:value-type="float" office:value="2.87404169552465" calcext:value-type="float">
            <text:p>2.8740416955</text:p>
          </table:table-cell>
          <table:table-cell table:formula="of:=AVERAGE([.D19:.D21])" office:value-type="float" office:value="3.91472191102045" calcext:value-type="float">
            <text:p>3.914721911</text:p>
          </table:table-cell>
          <table:table-cell table:formula="of:=AVERAGE([.E19:.E21])" office:value-type="float" office:value="2.86866885947457" calcext:value-type="float">
            <text:p>2.8686688595</text:p>
          </table:table-cell>
          <table:table-cell table:formula="of:=AVERAGE([.F19:.F21])" office:value-type="float" office:value="2.95422608207284" calcext:value-type="float">
            <text:p>2.9542260821</text:p>
          </table:table-cell>
          <table:table-cell table:formula="of:=AVERAGE([.G19:.G21])" office:value-type="float" office:value="2.90988008297458" calcext:value-type="float">
            <text:p>2.909880083</text:p>
          </table:table-cell>
          <table:table-cell table:formula="of:=AVERAGE([.H19:.H21])" office:value-type="float" office:value="2.71836839717603" calcext:value-type="float">
            <text:p>2.7183683972</text:p>
          </table:table-cell>
          <table:table-cell table:formula="of:=AVERAGE([.I19:.I21])" office:value-type="float" office:value="2.83529902864166" calcext:value-type="float">
            <text:p>2.8352990286</text:p>
          </table:table-cell>
          <table:table-cell table:formula="of:=AVERAGE([.J19:.J21])" office:value-type="float" office:value="2.9380087902658" calcext:value-type="float">
            <text:p>2.9380087903</text:p>
          </table:table-cell>
        </table:table-row>
        <table:table-row table:style-name="ro1">
          <table:table-cell office:value-type="string" calcext:value-type="string">
            <text:p>rate: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9:04:06.086566917</meta:creation-date>
    <dc:date>2018-04-10T09:25:42.365733645</dc:date>
    <meta:editing-duration>PT11M5S</meta:editing-duration>
    <meta:editing-cycles>2</meta:editing-cycles>
    <meta:generator>LibreOffice/5.1.6.2$Linux_X86_64 LibreOffice_project/10m0$Build-2</meta:generator>
    <meta:document-statistic meta:table-count="1" meta:cell-count="157" meta:object-count="0"/>
  </office:meta>
</office:document-meta>
</file>